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SimSun" svg:font-family="SimSun" style:font-family-generic="modern"/>
    <style:font-face style:name="新細明體" svg:font-family="新細明體" style:font-family-generic="modern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list-style-name="">
      <style:text-properties fo:font-size="10pt" fo:language="zh" fo:country="CN" style:font-size-asian="10pt" style:font-size-complex="10pt"/>
    </style:style>
    <style:style style:name="P2" style:family="paragraph" style:parent-style-name="Standard" style:list-style-name="" style:master-page-name="Standard">
      <style:paragraph-properties style:page-number="auto"/>
      <style:text-properties fo:font-size="16pt" fo:language="zh" fo:country="CN" fo:font-weight="bold" style:font-size-asian="16pt" style:font-weight-asian="bold" style:font-size-complex="16pt" style:font-weight-complex="bold"/>
    </style:style>
    <style:style style:name="T1" style:family="text">
      <style:text-properties fo:font-size="10pt" fo:language="zh" fo:country="CN" fo:font-weight="bold" style:font-size-asian="10pt" style:font-weight-asian="bold" style:font-size-complex="10pt" style:font-weight-complex="bold"/>
    </style:style>
    <style:style style:name="T2" style:family="text">
      <style:text-properties style:font-name="新細明體" fo:font-size="10pt" fo:language="zh" fo:country="TW" style:font-name-asian="新細明體" style:font-size-asian="10pt" style:font-name-complex="新細明體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orkshop-20110324-1516</text:p>
      <text:p text:style-name="P1"/>
      <text:p text:style-name="P1">1. 使用以下用户信息进行远端登录</text:p>
      <text:p text:style-name="P1"><text:s text:c="8"/>IP: 10.148.73.79</text:p>
      <text:p text:style-name="P1"><text:s text:c="2"/>UserName: oracle</text:p>
      <text:p text:style-name="P1"><text:s text:c="2"/>PassWord: Foxconn88</text:p>
      <text:p text:style-name="P1"/>
      <text:p text:style-name="P1">2. 登录软件服务器</text:p>
      <text:p text:style-name="P1"><text:s text:c="3"/>IP: 10.148.8.204</text:p>
      <text:p text:style-name="P1"><text:s text:c="2"/>URL: \\10.148.8.204\MIS_Software\二.應用工具\6數據庫\ORACLE 10G\oracle 10G_windows\10201_database_win32</text:p>
      <text:p text:style-name="P1"/>
      <text:p text:style-name="P1">3. 确认Oracle安装条件满足（硬体、软件，除内存外）</text:p>
      <text:p text:style-name="P1"/>
      <text:p text:style-name="P1">4. 进行Oracle安装</text:p>
      <text:p text:style-name="P1"><text:s text:c="2"/>4.1 双击oui.exe进入OUI安装程序</text:p>
      <text:p text:style-name="P1"><text:s text:c="2"/>4.2 单击“下一步”按纽，进入安装类型选择界面</text:p>
      <text:p text:style-name="P1"><text:s text:c="2"/>4.3 单击“下一步”按纽，进入安装路径选择界面</text:p>
      <text:p text:style-name="P1"><text:s text:c="2"/>4.4 单击“下一步”按纽，进入先决条件检查界面</text:p>
      <text:p text:style-name="P1"><text:s text:c="2"/>4.5 单击“下一步”按纽，进入配置选项选择界面</text:p>
      <text:p text:style-name="P1"><text:s text:c="2"/>4.6 单击“下一步”按纽，进入用户已选择的安装组件树型列表</text:p>
      <text:p text:style-name="P1"><text:s text:c="2"/>4.7 单击“安装”按纽，正式开始安装</text:p>
      <text:p text:style-name="P1"><text:s text:c="2"/>4.8 负责完文件后，系统自动进入安装结束界面</text:p>
      <text:p text:style-name="P1"/>
      <text:p text:style-name="P1">5. 安装完毕后确认sys,system,scott用户可登录</text:p>
      <text:p text:style-name="P1"><text:s text:c="2"/>5.1 使用sqlplusw分别进行sys,system的登录</text:p>
      <text:p text:style-name="P1"><text:s text:c="2"/>5.2 使用sqlplusw进行scott用户登录，若无法登录请解释原因。（原因是：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SimSun" svg:font-family="SimSun" style:font-family-generic="modern"/>
    <style:font-face style:name="新細明體" svg:font-family="新細明體" style:font-family-generic="modern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SimSun" fo:font-size="12pt" fo:language="en" fo:country="US" style:letter-kerning="true" style:font-name-asian="SimSun" style:font-size-asian="10.5pt" style:language-asian="en" style:country-asian="US" style:font-name-complex="SimSu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1" meta:paragraph-count="21" meta:word-count="54" meta:character-count="585"/>
    <meta:generator>LibreOffice/3.3$Win32 LibreOffice_project/330m19$Build-401</meta:generator>
  </office:meta>
</office:document-meta>
</file>